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1cm" draw:marker-start-width="0.305cm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9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1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0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10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28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3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34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3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29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43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44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  <style:paragraph-properties style:writing-mode="lr-tb"/>
    </style:style>
    <style:style style:name="gr4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4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8" style:family="graphic" style:parent-style-name="objectwithoutfill">
      <style:graphic-properties svg:stroke-width="0.203cm" svg:stroke-color="#000000" draw:marker-start-width="0.66cm" draw:marker-end-width="0.66cm" draw:fill="none" draw:textarea-vertical-align="middle" fo:padding-top="0.225cm" fo:padding-bottom="0.225cm" fo:padding-left="0.35cm" fo:padding-right="0.35cm" draw:shadow="hidden" draw:shadow-offset-x="0.102cm" draw:shadow-offset-y="0.102cm" draw:shadow-color="#000000"/>
    </style:style>
    <style:style style:name="gr4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69cm" fo:min-width="0.619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/>
      <style:text-properties fo:background-color="#ffff00"/>
    </style:style>
    <style:style style:name="P13" style:family="paragraph">
      <loext:graphic-properties draw:fill="none" draw:fill-color="#ffffff"/>
      <style:paragraph-properties fo:text-align="center" style:writing-mode="lr-tb"/>
      <style:text-properties fo:background-color="#ffff00"/>
    </style:style>
    <style:style style:name="P14" style:family="paragraph">
      <loext:graphic-properties draw:fill-color="#cfe7f5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792cm" svg:y1="9.362cm" svg:x2="3.631cm" svg:y2="1.912cm" svg:d="M8792 9362l-5161-7450" svg:viewBox="0 0 5162 7451">
          <text:p/>
        </draw:connector>
        <draw:connector draw:style-name="gr2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2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1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19.631cm" svg:y1="12.339cm" svg:x2="19.631cm" svg:y2="9.812cm" svg:d="M19631 12339v-2527" svg:viewBox="0 0 1 2528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5-01-22">Jan 22, 2025</text:date></text:span><text:span text:style-name="T1"><text:s/>- </text:span><text:span text:style-name="T1">mi</text:span><text:span text:style-name="T1">ce</text:span><text:span text:style-name="T1">m</text:span><text:span text:style-name="T1">n.</text:span><text:span text:style-name="T1">n</text:span><text:span text:style-name="T1">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2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frame draw:style-name="gr8" draw:text-style-name="P9" draw:layer="layout" svg:width="3.173cm" svg:height="1.039cm" svg:x="20.177cm" svg:y="11.137cm">
          <draw:text-box>
            <text:p text:style-name="P8"><text:span text:style-name="T2">vh1.micemn</text:span><text:span text:style-name="T2">.net <text:s/></text:span></text:p>
            <text:p text:style-name="P8"><text:span text:style-name="T2"><text:s text:c="2"/></text:span><text:span text:style-name="T2">rs1.micemn.</text:span><text:span text:style-name="T2">net</text:span></text:p>
          </draw:text-box>
        </draw:frame>
        <draw:connector draw:style-name="gr1" draw:text-style-name="P1" draw:layer="layout" draw:type="line" svg:x1="8.591cm" svg:y1="9.362cm" svg:x2="3.43cm" svg:y2="1.912cm" draw:start-shape="id3" draw:start-glue-point="4" draw:end-shape="id4" draw:end-glue-point="8" svg:d="M8591 9362l-5161-7450" svg:viewBox="0 0 5162 7451">
          <text:p/>
        </draw:connector>
        <draw:connector draw:style-name="gr9" draw:text-style-name="P1" draw:layer="layout" draw:type="line" svg:x1="11.03cm" svg:y1="1.912cm" svg:x2="12.591cm" svg:y2="9.362cm" draw:start-shape="id5" draw:start-glue-point="8" draw:end-shape="id6" draw:end-glue-point="4" svg:d="M11030 1912l1561 7450" svg:viewBox="0 0 1562 7451">
          <text:p/>
        </draw:connector>
        <draw:custom-shape draw:style-name="gr10" draw:text-style-name="P6" xml:id="id5" draw:id="id5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" draw:id="id4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881cm" svg:height="0.607cm" svg:x="6.799cm" svg:y="8.369cm">
          <draw:text-box>
            <text:p text:style-name="P6"><text:span text:style-name="T3">E4/37 <text:s text:c="7"/>E4/38</text:span></text:p>
          </draw:text-box>
        </draw:frame>
        <draw:frame draw:style-name="gr12" draw:text-style-name="P7" draw:layer="layout" svg:width="1.675cm" svg:height="0.607cm" svg:x="19.467cm" svg:y="10.119cm">
          <draw:text-box>
            <text:p text:style-name="P6"><text:span text:style-name="T3">E4/45</text:span></text:p>
          </draw:text-box>
        </draw:frame>
        <draw:frame draw:style-name="gr13" draw:text-style-name="P3" draw:layer="layout" svg:width="1.281cm" svg:height="2.031cm" svg:x="0.955cm" svg:y="18.562cm">
          <draw:text-box>
            <text:p text:style-name="P2"><text:span text:style-name="T3">400G</text:span></text:p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4" draw:text-style-name="P7" draw:layer="layout" svg:width="1.035cm" svg:height="0.607cm" svg:x="16.02cm" svg:y="12.985cm">
          <draw:text-box>
            <text:p text:style-name="P6"><text:span text:style-name="T3">ae</text:span><text:span text:style-name="T3">0</text:span></text:p>
          </draw:text-box>
        </draw:frame>
        <draw:frame draw:style-name="gr15" draw:text-style-name="P9" draw:layer="layout" svg:width="1.836cm" svg:height="0.963cm" svg:x="15.7cm" svg:y="10.119cm">
          <draw:text-box>
            <text:p text:style-name="P8"><text:span text:style-name="T3">E4/47</text:span></text:p>
            <text:p text:style-name="P8"><text:span text:style-name="T3">E5/47</text:span></text:p>
          </draw:text-box>
        </draw:frame>
        <draw:frame draw:style-name="gr16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frame draw:style-name="gr17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17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2" draw:text-style-name="P1" draw:layer="layout" draw:type="line" svg:x1="15.291cm" svg:y1="9.362cm" svg:x2="15.53cm" svg:y2="6.715cm" draw:start-shape="id7" draw:start-glue-point="4" draw:end-shape="id8" draw:end-glue-point="8" svg:d="M15291 9362l239-2647" svg:viewBox="0 0 240 2648">
          <text:p/>
        </draw:connector>
        <draw:custom-shape draw:style-name="gr10" draw:text-style-name="P6" xml:id="id8" draw:id="id8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" draw:id="id2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20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20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3" draw:id="id3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23" draw:text-style-name="P7" draw:layer="layout" svg:width="1.603cm" svg:height="1.319cm" svg:x="12.576cm" svg:y="7.659cm">
          <draw:text-box>
            <text:p text:style-name="P10"><text:span text:style-name="T3">E3/7/1</text:span><text:span text:style-name="T3"><text:line-break/></text:span><text:span text:style-name="T3">E6/3/1</text:span><text:span text:style-name="T3"><text:line-break/></text:span><text:span text:style-name="T3">E6/26/1</text:span></text:p>
          </draw:text-box>
        </draw:frame>
        <draw:custom-shape draw:style-name="gr10" draw:text-style-name="P6" xml:id="id13" draw:id="id13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1" draw:text-style-name="P1" draw:layer="layout" draw:type="line" svg:x1="19.491cm" svg:y1="9.356cm" svg:x2="21.912cm" svg:y2="1.722cm" draw:start-shape="id9" draw:start-glue-point="4" draw:end-shape="id1" draw:end-glue-point="6" svg:d="M19491 9356l2421-7634" svg:viewBox="0 0 2422 7635">
          <text:p/>
        </draw:connector>
        <draw:custom-shape draw:style-name="gr10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20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15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0" draw:text-style-name="P6" xml:id="id10" draw:id="id10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4.534cm" svg:y1="5.248cm" svg:x2="22.547cm" svg:y2="1.722cm" draw:start-shape="id10" draw:start-glue-point="5" draw:end-shape="id1" draw:end-glue-point="10" svg:d="M24534 5248l-1987-3526" svg:viewBox="0 0 1988 3527">
          <text:p/>
        </draw:connector>
        <draw:custom-shape draw:style-name="gr26" draw:text-style-name="P5" draw:layer="layout" svg:width="4.064cm" svg:height="0.838cm" svg:x="22.663cm" svg:y="4.76cm">
          <text:p text:style-name="P4"><text:span text:style-name="T2">Integris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6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27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26" draw:text-style-name="P5" draw:layer="layout" svg:width="4.064cm" svg:height="0.838cm" svg:x="20.197cm" svg:y="1.302cm">
          <text:p text:style-name="P4"><text:span text:style-name="T2">Integris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1" draw:id="id11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6.906cm" svg:y1="3.993cm" svg:x2="16.679cm" svg:y2="6.389cm" draw:start-shape="id11" draw:start-glue-point="9" svg:d="M16906 3993l-227 2396" svg:viewBox="0 0 228 2397">
          <text:p/>
        </draw:connector>
        <draw:custom-shape draw:style-name="gr10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6.682cm" svg:y1="4.048cm" svg:x2="16.455cm" svg:y2="6.334cm" draw:start-shape="id11" draw:start-glue-point="8" svg:d="M16682 4048l-227 2286" svg:viewBox="0 0 228 2287">
          <text:p/>
        </draw:connector>
        <draw:connector draw:style-name="gr28" draw:text-style-name="P1" draw:layer="layout" draw:type="line" svg:x1="16.457cm" svg:y1="3.993cm" svg:x2="16.23cm" svg:y2="6.389cm" draw:start-shape="id11" draw:start-glue-point="7" svg:d="M16457 3993l-227 2396" svg:viewBox="0 0 228 2397">
          <text:p/>
        </draw:connector>
        <draw:custom-shape draw:style-name="gr20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29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0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0" draw:text-style-name="P7" draw:layer="layout" svg:width="1.336cm" svg:height="1.675cm" svg:x="17.099cm" svg:y="3.291cm">
          <draw:text-box>
            <text:p text:style-name="P6"><text:span text:style-name="T3">E5</text:span><text:span text:style-name="T3">2/1</text:span></text:p>
            <text:p text:style-name="P6"><text:span text:style-name="T3">E4</text:span><text:span text:style-name="T3">9/1</text:span><text:span text:style-name="T3"><text:line-break/></text:span><text:span text:style-name="T3">E5</text:span><text:span text:style-name="T3">0/1</text:span><text:span text:style-name="T3"><text:line-break/></text:span><text:span text:style-name="T3">E5</text:span><text:span text:style-name="T3">1/1</text:span></text:p>
          </draw:text-box>
        </draw:frame>
        <draw:frame draw:style-name="gr31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2" draw:text-style-name="P1" draw:layer="layout" draw:type="line" svg:x1="2.202cm" svg:y1="19.95cm" svg:x2="3.726cm" svg:y2="19.95cm" svg:d="M2202 19950h1524" svg:viewBox="0 0 1525 1">
          <text:p/>
        </draw:connector>
        <draw:connector draw:style-name="gr33" draw:text-style-name="P1" draw:layer="layout" draw:type="line" svg:x1="2.202cm" svg:y1="20.304cm" svg:x2="3.726cm" svg:y2="20.304cm" svg:d="M2202 20304h1524" svg:viewBox="0 0 1525 1">
          <text:p/>
        </draw:connector>
        <draw:connector draw:style-name="gr34" draw:text-style-name="P1" draw:layer="layout" draw:type="line" svg:x1="2.202cm" svg:y1="19.604cm" svg:x2="3.726cm" svg:y2="19.604cm" svg:d="M2202 19604h1524" svg:viewBox="0 0 1525 1">
          <text:p/>
        </draw:connector>
        <draw:connector draw:style-name="gr9" draw:text-style-name="P1" draw:layer="layout" draw:type="line" svg:x1="2.202cm" svg:y1="19.264cm" svg:x2="3.726cm" svg:y2="19.264cm" svg:d="M2202 19264h1524" svg:viewBox="0 0 1525 1">
          <text:p/>
        </draw:connector>
        <draw:frame draw:style-name="gr35" draw:text-style-name="P3" draw:layer="layout" svg:width="2.153cm" svg:height="0.806cm" svg:x="1.446cm" svg:y="17.872cm">
          <draw:text-box>
            <text:p text:style-name="P2"><text:span text:style-name="T1">Legend</text:span></text:p>
          </draw:text-box>
        </draw:frame>
        <draw:frame draw:style-name="gr36" draw:text-style-name="P7" draw:layer="layout" svg:width="1.222cm" svg:height="0.607cm" svg:x="15.859cm" svg:y="12.176cm">
          <draw:text-box>
            <text:p text:style-name="P6"><text:span text:style-name="T3">Po1</text:span><text:span text:style-name="T3">1</text:span></text:p>
          </draw:text-box>
        </draw:frame>
        <draw:custom-shape draw:style-name="gr10" draw:text-style-name="P6" xml:id="id12" draw:id="id12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7.73cm" svg:y1="1.912cm" svg:x2="12.273cm" svg:y2="9.553cm" draw:start-shape="id12" draw:start-glue-point="8" draw:end-shape="id6" draw:end-glue-point="6" svg:d="M7730 1912l4543 7641" svg:viewBox="0 0 4544 7642">
          <text:p/>
        </draw:connector>
        <draw:custom-shape draw:style-name="gr37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20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39" draw:text-style-name="P7" draw:layer="layout" svg:width="1.797cm" svg:height="1.319cm" svg:x="11.36cm" svg:y="2.125cm">
          <draw:text-box>
            <text:p text:style-name="P11"><text:span text:style-name="T4">Hu1/0/32</text:span><text:span text:style-name="T4"><text:line-break/></text:span><text:span text:style-name="T3">Hu1/0/31</text:span></text:p>
            <text:p text:style-name="P6"><text:span text:style-name="T3">Hu1/0/30</text:span></text:p>
          </draw:text-box>
        </draw:frame>
        <draw:frame draw:style-name="gr29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0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1" draw:text-style-name="P9" draw:layer="layout" svg:width="2.703cm" svg:height="0.963cm" svg:x="15.632cm" svg:y="8.058cm">
          <draw:text-box>
            <text:p text:style-name="P8"><text:span text:style-name="T3">E3</text:span><text:span text:style-name="T3">/6/</text:span><text:span text:style-name="T3">1,</text:span><text:span text:style-name="T3"><text:line-break/></text:span><text:span text:style-name="T3">E6</text:span><text:span text:style-name="T3">/6/</text:span><text:span text:style-name="T3">1, </text:span><text:span text:style-name="T3">E6</text:span><text:span text:style-name="T3">/1</text:span><text:span text:style-name="T3">3/</text:span><text:span text:style-name="T3">1</text:span></text:p>
          </draw:text-box>
        </draw:frame>
        <draw:frame draw:style-name="gr42" draw:text-style-name="P3" draw:layer="layout" svg:width="2.437cm" svg:height="0.963cm" svg:x="15.786cm" svg:y="6.969cm">
          <draw:text-box>
            <text:p text:style-name="P2"><text:span text:style-name="T3">E2</text:span><text:span text:style-name="T3">9/</text:span><text:span text:style-name="T3">1, </text:span><text:span text:style-name="T3">E2</text:span><text:span text:style-name="T3">8/</text:span><text:span text:style-name="T3">1,</text:span><text:span text:style-name="T3"><text:line-break/></text:span><text:span text:style-name="T3">E2</text:span><text:span text:style-name="T3">7/</text:span><text:span text:style-name="T3">1 </text:span></text:p>
          </draw:text-box>
        </draw:frame>
        <draw:connector draw:style-name="gr9" draw:text-style-name="P1" draw:layer="layout" draw:type="line" svg:x1="19.552cm" svg:y1="1.912cm" svg:x2="18.082cm" svg:y2="6.334cm" draw:start-shape="id13" draw:start-glue-point="8" draw:end-shape="id14" draw:end-glue-point="4" svg:d="M19552 1912l-1470 4422" svg:viewBox="0 0 1471 4423">
          <text:p/>
        </draw:connector>
        <draw:custom-shape draw:style-name="gr43" draw:text-style-name="P5" draw:layer="layout" svg:width="2.181cm" svg:height="0.838cm" svg:x="17.764cm" svg:y="1.302cm">
          <text:p text:style-name="P4"><text:span text:style-name="T2">South Front</text:span><text:span text:style-name="T2"><text:line-break/>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4" draw:id="id14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26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xml:id="id16" draw:id="id16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xml:id="id15" draw:id="id15" draw:layer="layout" svg:width="2.181cm" svg:height="0.838cm" svg:x="13.264cm" svg:y="1.302cm">
          <text:p text:style-name="P4"><text:span text:style-name="T2">NO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6" draw:layer="layout" draw:line-skew="-1.218cm -0.919cm" svg:x1="14.354cm" svg:y1="2.14cm" svg:x2="14.497cm" svg:y2="6.524cm" draw:start-shape="id15" draw:start-glue-point="2" draw:end-shape="id16" draw:end-glue-point="3" svg:d="M14354 2140v765h-1289v3619h1432" svg:viewBox="0 0 1433 4385">
          <text:p/>
        </draw:connector>
        <draw:frame draw:style-name="gr45" draw:text-style-name="P7" draw:layer="layout" svg:width="1.336cm" svg:height="0.607cm" svg:x="13.301cm" svg:y="5.98cm">
          <draw:text-box>
            <text:p text:style-name="P6"><text:span text:style-name="T3">E33/1</text:span></text:p>
          </draw:text-box>
        </draw:frame>
        <draw:connector draw:style-name="gr9" draw:text-style-name="P1" draw:layer="layout" draw:type="line" svg:x1="11.231cm" svg:y1="1.912cm" svg:x2="12.792cm" svg:y2="9.362cm" svg:d="M11231 1912l1561 7450" svg:viewBox="0 0 1562 7451">
          <text:p/>
        </draw:connector>
        <draw:connector draw:style-name="gr9" draw:text-style-name="P1" draw:layer="layout" draw:type="line" svg:x1="10.832cm" svg:y1="1.912cm" svg:x2="12.393cm" svg:y2="9.362cm" svg:d="M10832 1912l1561 7450" svg:viewBox="0 0 1562 7451">
          <text:p/>
        </draw:connector>
        <draw:custom-shape draw:style-name="gr46" draw:text-style-name="P5" draw:layer="layout" svg:width="2.66cm" svg:height="0.838cm" svg:x="10.405cm" svg:y="1.302cm">
          <text:p text:style-name="P4"><text:span text:style-name="T2">Fiber Minnesota</text:span></text:p>
          <text:p text:style-name="P4"><text:span text:style-name="T2">Cisco 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4.799cm" svg:height="1.295cm" svg:x="5.191cm" svg:y="8.905cm">
          <text:p text:style-name="P4"><text:span text:style-name="T5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089cm" svg:height="0.381cm" svg:x="5.7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247cm" svg:height="0.607cm" svg:x="6.618cm" svg:y="5.892cm">
          <draw:text-box>
            <text:p text:style-name="P6"><text:span text:style-name="T3">Po32</text:span></text:p>
          </draw:text-box>
        </draw:frame>
        <draw:connector draw:style-name="gr48" draw:text-style-name="P1" draw:layer="layout" draw:type="line" svg:x1="2.202cm" svg:y1="18.864cm" svg:x2="3.726cm" svg:y2="18.864cm" svg:d="M2202 18864h1524" svg:viewBox="0 0 1525 1">
          <text:p/>
        </draw:connector>
        <draw:frame draw:style-name="gr17" draw:text-style-name="P13" draw:layer="layout" svg:width="7.068cm" svg:height="0.645cm" svg:x="20.027cm" svg:y="12.589cm">
          <draw:text-box>
            <text:p text:style-name="P12"><text:span text:style-name="T2">TOD</text:span><text:span text:style-name="T2">O: </text:span><text:span text:style-name="T2">This </text:span><text:span text:style-name="T2">need</text:span><text:span text:style-name="T2">s </text:span><text:span text:style-name="T2">updat</text:span><text:span text:style-name="T2">es </text:span><text:span text:style-name="T2">for </text:span><text:span text:style-name="T2">Ridg</text:span><text:span text:style-name="T2">evie</text:span><text:span text:style-name="T2">w.</text:span></text:p>
          </draw:text-box>
        </draw:frame>
        <draw:custom-shape draw:style-name="gr49" draw:text-style-name="P14" draw:layer="layout" svg:width="1.143cm" svg:height="1.143cm" svg:x="19.034cm" svg:y="11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layout" svg:width="1.143cm" svg:height="1.143cm" svg:x="19.034cm" svg:y="12.987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3cm" svg:height="1.039cm" svg:x="20.178cm" svg:y="13.138cm">
          <draw:text-box>
            <text:p text:style-name="P8"><text:span text:style-name="T2">vh2.</text:span><text:span text:style-name="T2">mice</text:span><text:span text:style-name="T2">mn.n</text:span><text:span text:style-name="T2">et <text:s/></text:span></text:p>
            <text:p text:style-name="P8"><text:span text:style-name="T2"><text:s text:c="2"/></text:span><text:span text:style-name="T2">rs2.m</text:span><text:span text:style-name="T2">icem</text:span><text:span text:style-name="T2">n.n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4T10:17:46.094000000</meta:creation-date>
    <dc:date>2025-01-22T00:10:59.688757188</dc:date>
    <meta:editing-duration>PT6H9M49S</meta:editing-duration>
    <meta:editing-cycles>159</meta:editing-cycles>
    <meta:generator>LibreOffice/7.3.7.2$Linux_X86_64 LibreOffice_project/30$Build-2</meta:generator>
    <meta:document-statistic meta:object-count="104"/>
  </office:meta>
</office:document-meta>
</file>